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2acaf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6864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736a6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a184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3c9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8a73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e0eb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d6ed7"/>
    </style:style>
    <style:style style:name="P11" style:family="paragraph" style:parent-style-name="Standard">
      <style:text-properties fo:color="#000000" style:font-name="Monospace" fo:font-size="10pt" officeooo:paragraph-rsid="0002acaf" style:font-size-asian="10pt"/>
    </style:style>
    <style:style style:name="P12" style:family="paragraph" style:parent-style-name="Standard">
      <style:text-properties fo:color="#000000" style:font-name="Monospace" fo:font-size="10pt" officeooo:paragraph-rsid="00059d2d" style:font-size-asian="10pt"/>
    </style:style>
    <style:style style:name="P13" style:family="paragraph" style:parent-style-name="Standard">
      <style:text-properties fo:color="#000000" style:font-name="Monospace" fo:font-size="10pt" officeooo:rsid="00068645" officeooo:paragraph-rsid="00068645" style:font-size-asian="10pt"/>
    </style:style>
    <style:style style:name="P14" style:family="paragraph" style:parent-style-name="Standard">
      <style:text-properties fo:color="#000000" style:font-name="Monospace" fo:font-size="10pt" officeooo:rsid="0008a184" officeooo:paragraph-rsid="0008a184" style:font-size-asian="10pt"/>
    </style:style>
    <style:style style:name="P15" style:family="paragraph" style:parent-style-name="Standard">
      <style:text-properties fo:color="#000000" style:font-name="Monospace" fo:font-size="10pt" fo:font-weight="normal" officeooo:rsid="0008a184" officeooo:paragraph-rsid="0008a184" style:font-size-asian="10pt" style:font-weight-asian="normal" style:font-weight-complex="normal"/>
    </style:style>
    <style:style style:name="P16" style:family="paragraph" style:parent-style-name="Standard">
      <style:text-properties fo:color="#000000" style:font-name="Monospace" fo:font-size="10pt" fo:font-weight="normal" officeooo:rsid="000b8a73" officeooo:paragraph-rsid="000b8a73" style:font-size-asian="10pt" style:font-weight-asian="normal" style:font-size-complex="15pt" style:font-weight-complex="normal"/>
    </style:style>
    <style:style style:name="P17" style:family="paragraph" style:parent-style-name="Standard">
      <style:text-properties fo:color="#000000" style:font-name="Monospace" fo:font-size="10pt" fo:font-weight="normal" officeooo:rsid="000d6ed7" officeooo:paragraph-rsid="000d6ed7" style:font-size-asian="10pt" style:font-weight-asian="normal" style:font-size-complex="15pt" style:font-weight-complex="normal"/>
    </style:style>
    <style:style style:name="P18" style:family="paragraph" style:parent-style-name="Standard">
      <style:text-properties fo:color="#000000" style:font-name="Monospace" fo:font-size="10pt" fo:font-weight="bold" officeooo:rsid="000d6ed7" officeooo:paragraph-rsid="000d6ed7" style:font-size-asian="10pt" style:font-weight-asian="bold" style:font-size-complex="15pt" style:font-weight-complex="bold"/>
    </style:style>
    <style:style style:name="P19" style:family="paragraph" style:parent-style-name="Standard">
      <style:text-properties fo:color="#000000" style:font-name="Monospace" fo:font-size="15pt" fo:font-weight="bold" officeooo:rsid="000b8a73" officeooo:paragraph-rsid="000b8a73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break-before="page"/>
      <style:text-properties fo:color="#000000" style:font-name="Monospace" fo:font-size="15pt" fo:font-weight="bold" officeooo:rsid="000b8a73" officeooo:paragraph-rsid="000b8a73" style:font-size-asian="13.1000003814697pt" style:font-weight-asian="bold" style:font-size-complex="15pt" style:font-weight-complex="bold"/>
    </style:style>
    <style:style style:name="P21" style:family="paragraph" style:parent-style-name="Standard">
      <style:text-properties fo:color="#000000" style:font-name="Monospace" fo:font-size="15pt" fo:font-weight="bold" officeooo:rsid="000b8a73" officeooo:paragraph-rsid="000b8a73" style:font-size-asian="13.1000003814697pt" style:font-weight-asian="bold" style:font-size-complex="15pt" style:font-weight-complex="bold"/>
    </style:style>
    <style:style style:name="P22" style:family="paragraph" style:parent-style-name="Standard">
      <style:text-properties fo:color="#000000" style:font-name="Monospace" fo:font-size="10pt" fo:font-weight="bold" officeooo:rsid="00068645" officeooo:paragraph-rsid="00068645" style:font-size-asian="10pt" style:font-weight-asian="bold" style:font-weight-complex="bold"/>
    </style:style>
    <style:style style:name="P23" style:family="paragraph" style:parent-style-name="Standard">
      <style:text-properties fo:color="#000000" style:font-name="Monospace" fo:font-size="10pt" fo:font-weight="bold" officeooo:rsid="000d3a28" officeooo:paragraph-rsid="000d3a28" style:font-size-asian="10pt" style:font-weight-asian="bold" style:font-size-complex="15pt" style:font-weight-complex="bold"/>
    </style:style>
    <style:style style:name="P24" style:family="paragraph" style:parent-style-name="Standard">
      <style:text-properties fo:color="#000000" style:font-name="Monospace" fo:font-size="10pt" fo:font-weight="bold" officeooo:rsid="000d6ed7" officeooo:paragraph-rsid="000d6ed7" style:font-size-asian="10pt" style:font-weight-asian="bold" style:font-size-complex="15pt" style:font-weight-complex="bold"/>
    </style:style>
    <style:style style:name="P25" style:family="paragraph" style:parent-style-name="Standard">
      <style:text-properties fo:color="#000000" style:font-name="Monospace" fo:font-size="10pt" officeooo:rsid="00068645" officeooo:paragraph-rsid="00068645" style:font-size-asian="10pt"/>
    </style:style>
    <style:style style:name="P26" style:family="paragraph" style:parent-style-name="Standard">
      <style:text-properties fo:color="#000000" style:font-name="Monospace" fo:font-size="10pt" officeooo:paragraph-rsid="0002acaf" style:font-size-asian="10pt"/>
    </style:style>
    <style:style style:name="P27" style:family="paragraph" style:parent-style-name="Standard">
      <style:text-properties fo:color="#000000" style:font-name="Monospace" fo:font-size="10pt" officeooo:paragraph-rsid="000b8a73" style:font-size-asian="10pt"/>
    </style:style>
    <style:style style:name="P28" style:family="paragraph" style:parent-style-name="Standard">
      <style:text-properties fo:color="#000000" style:font-name="Monospace" fo:font-size="10pt" fo:font-weight="normal" officeooo:rsid="000b8a73" officeooo:paragraph-rsid="000b8a73" style:font-size-asian="10pt" style:font-weight-asian="normal" style:font-size-complex="15pt" style:font-weight-complex="normal"/>
    </style:style>
    <style:style style:name="P29" style:family="paragraph" style:parent-style-name="Standard">
      <style:text-properties fo:color="#000000" style:font-name="Monospace" fo:font-size="10pt" fo:font-weight="normal" officeooo:rsid="000d6ed7" officeooo:paragraph-rsid="000d6ed7" style:font-size-asian="10pt" style:font-weight-asian="normal" style:font-size-complex="15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f8430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68645" officeooo:paragraph-rsid="00068645" style:font-size-asian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8a73" style:font-size-asian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8a73" officeooo:paragraph-rsid="000b8a73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068645" officeooo:paragraph-rsid="00068645" style:font-size-asian="10pt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paragraph-rsid="000f8430" style:font-size-asian="10pt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11449b" officeooo:paragraph-rsid="0011449b" style:font-size-asian="10pt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449b"/>
    </style:style>
    <style:style style:name="P40" style:family="paragraph" style:parent-style-name="Standard">
      <style:paragraph-properties fo:break-before="page"/>
      <style:text-properties fo:color="#000000" style:font-name="Monospace" fo:font-size="10pt" fo:font-weight="normal" officeooo:rsid="0011449b" officeooo:paragraph-rsid="0011449b" style:font-size-asian="10pt" style:font-weight-asian="normal" style:font-size-complex="15pt" style:font-weight-complex="normal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68645" style:font-size-asian="10pt"/>
    </style:style>
    <style:style style:name="T3" style:family="text">
      <style:text-properties fo:color="#000000" style:font-name="Monospace" fo:font-size="10pt" officeooo:rsid="000736a6" style:font-size-asian="10pt"/>
    </style:style>
    <style:style style:name="T4" style:family="text">
      <style:text-properties fo:color="#000000" style:font-name="Monospace" fo:font-size="10pt" officeooo:rsid="000b8a73" style:font-size-asian="10pt"/>
    </style:style>
    <style:style style:name="T5" style:family="text">
      <style:text-properties fo:color="#000000" style:font-name="Monospace" fo:font-size="10pt" fo:font-weight="bold" style:font-size-asian="10pt" style:font-weight-asian="bold" style:font-weight-complex="bold"/>
    </style:style>
    <style:style style:name="T6" style:family="text">
      <style:text-properties fo:color="#000000" style:font-name="Monospace" fo:font-size="10pt" fo:font-weight="bold" officeooo:rsid="00068645" style:font-size-asian="10pt" style:font-weight-asian="bold" style:font-weight-complex="bold"/>
    </style:style>
    <style:style style:name="T7" style:family="text">
      <style:text-properties fo:color="#000000" style:font-name="Monospace" fo:font-size="10pt" fo:font-weight="bold" officeooo:rsid="000736a6" style:font-size-asian="10pt" style:font-weight-asian="bold" style:font-weight-complex="bold"/>
    </style:style>
    <style:style style:name="T8" style:family="text">
      <style:text-properties fo:color="#000000" style:font-name="Monospace" fo:font-size="10pt" fo:font-weight="bold" officeooo:rsid="0008a184" style:font-size-asian="10pt" style:font-weight-asian="bold" style:font-weight-complex="bold"/>
    </style:style>
    <style:style style:name="T9" style:family="text">
      <style:text-properties fo:color="#000000" style:font-name="Monospace" fo:font-size="10pt" fo:font-weight="bold" officeooo:rsid="000a3c9a" style:font-size-asian="10pt" style:font-weight-asian="bold" style:font-weight-complex="bold"/>
    </style:style>
    <style:style style:name="T10" style:family="text">
      <style:text-properties fo:color="#000000" style:font-name="Monospace" fo:font-size="10pt" fo:font-weight="bold" officeooo:rsid="000b8a73" style:font-size-asian="10pt" style:font-weight-asian="bold" style:font-weight-complex="bold"/>
    </style:style>
    <style:style style:name="T11" style:family="text">
      <style:text-properties fo:color="#000000" style:font-name="Monospace" fo:font-size="10pt" fo:font-weight="bold" officeooo:rsid="000be0eb" style:font-size-asian="10pt" style:font-weight-asian="bold" style:font-weight-complex="bold"/>
    </style:style>
    <style:style style:name="T12" style:family="text">
      <style:text-properties fo:color="#000000" style:font-name="Monospace" fo:font-size="10pt" fo:font-weight="bold" officeooo:rsid="000d6ed7" style:font-size-asian="10pt" style:font-weight-asian="bold" style:font-weight-complex="bold"/>
    </style:style>
    <style:style style:name="T13" style:family="text">
      <style:text-properties fo:color="#000000" style:font-name="Monospace" fo:font-size="10pt" fo:font-style="normal" fo:font-weight="bold" style:font-size-asian="10pt" style:font-style-asian="normal" style:font-weight-asian="bold" style:font-style-complex="normal" style:font-weight-complex="bold"/>
    </style:style>
    <style:style style:name="T14" style:family="text">
      <style:text-properties fo:color="#000000" style:font-name="Monospace" fo:font-size="10pt" fo:font-style="normal" fo:font-weight="bold" officeooo:rsid="00068645" style:font-size-asian="10pt" style:font-style-asian="normal" style:font-weight-asian="bold" style:font-style-complex="normal" style:font-weight-complex="bold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Monospace" fo:font-size="10pt" officeooo:rsid="0011449b" style:font-size-asian="10pt"/>
    </style:style>
    <style:style style:name="T17" style:family="text">
      <style:text-properties fo:color="#000000" style:font-name="Monospace" fo:font-size="10pt" fo:font-weight="bold" style:font-size-asian="10pt" style:font-weight-asian="bold" style:font-weight-complex="bold"/>
    </style:style>
    <style:style style:name="T18" style:family="text">
      <style:text-properties fo:color="#000000" style:font-name="Monospace" fo:font-size="10pt" fo:font-weight="bold" officeooo:rsid="0011449b" style:font-size-asian="10pt" style:font-weight-asian="bold" style:font-weight-complex="bold"/>
    </style:style>
    <style:style style:name="T19" style:family="text">
      <style:text-properties officeooo:rsid="00059d2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2acaf" style:font-weight-asian="bold" style:font-weight-complex="bold"/>
    </style:style>
    <style:style style:name="T22" style:family="text">
      <style:text-properties fo:font-weight="bold" officeooo:rsid="00059d2d" style:font-weight-asian="bold" style:font-weight-complex="bold"/>
    </style:style>
    <style:style style:name="T23" style:family="text">
      <style:text-properties fo:font-weight="bold" officeooo:rsid="00068645" style:font-weight-asian="bold" style:font-weight-complex="bold"/>
    </style:style>
    <style:style style:name="T24" style:family="text">
      <style:text-properties fo:font-weight="bold" officeooo:rsid="000f8430" style:font-weight-asian="bold" style:font-weight-complex="bold"/>
    </style:style>
    <style:style style:name="T25" style:family="text">
      <style:text-properties officeooo:rsid="000f8430"/>
    </style:style>
    <style:style style:name="T26" style:family="text">
      <style:text-properties style:font-name="Monospace"/>
    </style:style>
    <style:style style:name="T27" style:family="text">
      <style:text-properties style:font-name="Monospace" fo:font-weight="bold" officeooo:rsid="000f8430" style:font-weight-asian="bold" style:font-weight-complex="bold"/>
    </style:style>
    <style:style style:name="T28" style:family="text">
      <style:text-properties style:font-name="Monospace" officeooo:rsid="000f84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ecalculation</text:p>
      <text:p text:style-name="P22"/>
      <text:p text:style-name="P22">All genes, only protein domains</text:p>
      <text:p text:style-name="P13">1)</text:p>
      <text:p text:style-name="P11">14ms to read the property file</text:p>
      <text:p text:style-name="P1">3637ms to build query 0</text:p>
      <text:p text:style-name="P1">83738ms to run query 0</text:p>
      <text:p text:style-name="P1">157020ms to calculate the matrix 0</text:p>
      <text:p text:style-name="P1">3603ms to normalise matrix 0</text:p>
      <text:p text:style-name="P3"><text:span text:style-name="T1">-&gt; 248012ms to </text:span><text:span text:style-name="T13">precalculate </text:span><text:span text:style-name="T14">= 4.1335333333 min</text:span></text:p>
      <text:p text:style-name="P1">2118ms to add the matrices</text:p>
      <text:p text:style-name="P1">445ms to find the most similar genes to the testSet:</text:p>
      <text:p text:style-name="P3"><text:span text:style-name="T1">-&gt; 2563ms for the run time calculations </text:span><text:span text:style-name="T2">= 0.0427166667 min</text:span></text:p>
      <text:p text:style-name="P3"><text:span text:style-name="T1">250575ms all together </text:span><text:span text:style-name="T2">= 4.17625 min</text:span></text:p>
      <text:p text:style-name="P32">2)</text:p>
      <text:p text:style-name="P32">1ms to read the property file</text:p>
      <text:p text:style-name="P1">1077ms to build query 0</text:p>
      <text:p text:style-name="P1">85496ms to run query 0</text:p>
      <text:p text:style-name="P1">156140ms to calculate the matrix 0</text:p>
      <text:p text:style-name="P1">3454ms to normalise matrix 0</text:p>
      <text:p text:style-name="P4"><text:span text:style-name="T1">-&gt; 246168ms to </text:span><text:span text:style-name="T5">precalculate </text:span><text:span text:style-name="T6">= 4.1028 min</text:span></text:p>
      <text:p text:style-name="P1">2346ms to add the matrices</text:p>
      <text:p text:style-name="P1">322ms to find the most similar genes to the testSet:</text:p>
      <text:p text:style-name="P4"><text:span text:style-name="T1">-&gt; 2668ms for the run time calculations </text:span><text:span text:style-name="T2">= 0.0444666667 min</text:span></text:p>
      <text:p text:style-name="P4"><text:span text:style-name="T1">248836ms all together </text:span><text:span text:style-name="T2">= 4.1472666667</text:span></text:p>
      <text:p text:style-name="P32"/>
      <text:p text:style-name="P32"/>
      <text:p text:style-name="P1"/>
      <text:p text:style-name="P2"><text:span text:style-name="T21">All genes, only </text:span><text:span text:style-name="T23">pathways</text:span></text:p>
      <text:p text:style-name="P35">1)</text:p>
      <text:p text:style-name="P1">1ms to read the property file</text:p>
      <text:p text:style-name="P1">1343ms to build query 0</text:p>
      <text:p text:style-name="P1">108323ms to run query 0</text:p>
      <text:p text:style-name="P1">201092ms to calculate the matrix 0</text:p>
      <text:p text:style-name="P1">7022ms to normalise matrix 0</text:p>
      <text:p text:style-name="P4"><text:span text:style-name="T1">-&gt; 317783ms to </text:span><text:span text:style-name="T5">precalculate </text:span><text:span text:style-name="T6">= 5.29638333333 min</text:span></text:p>
      <text:p text:style-name="P1">10761ms to add the matrices</text:p>
      <text:p text:style-name="P1">294ms to find the most similar genes to the testSet:</text:p>
      <text:p text:style-name="P4"><text:span text:style-name="T1">-&gt; 11055ms for the run time calculations </text:span><text:span text:style-name="T2">= 0.18425 min </text:span></text:p>
      <text:p text:style-name="P4"><text:span text:style-name="T1">328838ms all together </text:span><text:span text:style-name="T2">= 5.48063333333 min</text:span></text:p>
      <text:p text:style-name="P13">2)</text:p>
      <text:p text:style-name="P13">1ms to read the property file</text:p>
      <text:p text:style-name="P1">892ms to build query 0</text:p>
      <text:p text:style-name="P1">112673ms to run query 0</text:p>
      <text:p text:style-name="P1">215322ms to calculate the matrix 0</text:p>
      <text:p text:style-name="P1">9369ms to normalise matrix 0</text:p>
      <text:p text:style-name="P5"><text:span text:style-name="T1">-&gt; 338258ms to </text:span><text:span text:style-name="T5">precalculate </text:span><text:span text:style-name="T7">= 5.63763333333 min</text:span></text:p>
      <text:p text:style-name="P1">11189ms to add the matrices</text:p>
      <text:p text:style-name="P1">291ms to find the most similar genes to the testSet:</text:p>
      <text:p text:style-name="P5"><text:span text:style-name="T1">-&gt; 11480ms for the run time calculations </text:span><text:span text:style-name="T3">= 0.19133333333 min</text:span></text:p>
      <text:p text:style-name="P5"><text:span text:style-name="T1">349738ms all together </text:span><text:span text:style-name="T3">= 5.82896666667 min</text:span></text:p>
      <text:p text:style-name="P13"/>
      <text:p text:style-name="P13"/>
      <text:p text:style-name="P11"/>
      <text:p text:style-name="P12"><text:span text:style-name="T22">All genes, protein domains and </text:span><text:span text:style-name="T23">pathways</text:span></text:p>
      <text:p text:style-name="P15"><text:span text:style-name="T19">1</text:span>)</text:p>
      <text:p text:style-name="P11">1ms to read the property file</text:p>
      <text:p text:style-name="P1">4840ms to build query 0</text:p>
      <text:p text:style-name="P1">164286ms to run query 0</text:p>
      <text:p text:style-name="P1">287262ms to calculate the matrix 0</text:p>
      <text:p text:style-name="P1">5256ms to normalise matrix 0</text:p>
      <text:p text:style-name="P1">467ms to build query 1</text:p>
      <text:p text:style-name="P1"><text:soft-page-break/>209278ms to run query 1</text:p>
      <text:p text:style-name="P1">367221ms to calculate the matrix 1</text:p>
      <text:p text:style-name="P1">9852ms to normalise matrix 1</text:p>
      <text:p text:style-name="P6"><text:span text:style-name="T1">-&gt; 1063769ms to </text:span><text:span text:style-name="T5">precalculate </text:span><text:span text:style-name="T8">= 17.7295 min</text:span></text:p>
      <text:p text:style-name="P14">2)</text:p>
      <text:p text:style-name="P14">1ms to read the property file</text:p>
      <text:p text:style-name="P1">13058ms to build query 0</text:p>
      <text:p text:style-name="P1">179815ms to run query 0</text:p>
      <text:p text:style-name="P1">287573ms to calculate the matrix 0</text:p>
      <text:p text:style-name="P1">4682ms to normalise matrix 0</text:p>
      <text:p text:style-name="P1">494ms to build query 1</text:p>
      <text:p text:style-name="P1">225517ms to run query 1</text:p>
      <text:p text:style-name="P1">338018ms to calculate the matrix 1</text:p>
      <text:p text:style-name="P1">11105ms to normalise matrix 1</text:p>
      <text:p text:style-name="P7"><text:span text:style-name="T1">-&gt; 1075306ms to </text:span><text:span text:style-name="T5">precalculate </text:span><text:span text:style-name="T9">= 17.9217666667 min</text:span></text:p>
      <text:p text:style-name="P14"/>
      <text:p text:style-name="P20">Run Time</text:p>
      <text:p text:style-name="P19"/>
      <text:p text:style-name="P23">All genes, protein domains and pathways, 1 gene in the testSet</text:p>
      <text:p text:style-name="P16">1)</text:p>
      <text:p text:style-name="P16">4ms to read the property file</text:p>
      <text:p text:style-name="P1">8022ms to add the matrices</text:p>
      <text:p text:style-name="P1">29901ms to add the matrices</text:p>
      <text:p text:style-name="P1">449ms to find the most similar genes to the testSet:</text:p>
      <text:p text:style-name="P8"><text:span text:style-name="T1">-&gt; 30351ms for the </text:span><text:span text:style-name="T5">run time calculations </text:span><text:span text:style-name="T10">= 0.50585 min</text:span></text:p>
      <text:p text:style-name="P34">2)</text:p>
      <text:p text:style-name="P27">4ms to read the property file</text:p>
      <text:p text:style-name="P1">8033ms to add the matrices</text:p>
      <text:p text:style-name="P1">28621ms to add the matrices</text:p>
      <text:p text:style-name="P1">427ms to find the most similar genes to the testSet:</text:p>
      <text:p text:style-name="P9"><text:span text:style-name="T1">-&gt; 29048ms for the </text:span><text:span text:style-name="T5">run time calculations </text:span><text:span text:style-name="T11">= 0.4841333333 min </text:span></text:p>
      <text:p text:style-name="P3"><text:span text:style-name="T1">3</text:span><text:span text:style-name="T4">)</text:span></text:p>
      <text:p text:style-name="P33">5ms to read the property file</text:p>
      <text:p text:style-name="P1">8179ms to add the matrices</text:p>
      <text:p text:style-name="P1">28488ms to add the matrices</text:p>
      <text:p text:style-name="P1">433ms to find the most similar genes to the testSet:</text:p>
      <text:p text:style-name="P9"><text:span text:style-name="T1">-&gt; 28921ms for the </text:span><text:span text:style-name="T5">run time calculations </text:span><text:span text:style-name="T11">= 0.4820166667 min</text:span></text:p>
      <text:p text:style-name="P33"/>
      <text:p text:style-name="P18">All genes, protein domains and pathways, 5 genes in the testSet</text:p>
      <text:p text:style-name="P17">1)</text:p>
      <text:p text:style-name="P16">3ms to read the property file</text:p>
      <text:p text:style-name="P1">8335ms to add the matrices</text:p>
      <text:p text:style-name="P1">28824ms to add the matrices</text:p>
      <text:p text:style-name="P1">905ms to find the most similar genes to the testSet:</text:p>
      <text:p text:style-name="P10"><text:span text:style-name="T1">-&gt; 29729ms for the </text:span><text:span text:style-name="T5">run time calculations </text:span><text:span text:style-name="T12">= 0.495483 min</text:span></text:p>
      <text:p text:style-name="P17">2)</text:p>
      <text:p text:style-name="P17">5ms to read the property file</text:p>
      <text:p text:style-name="P1">8206ms to add the matrices</text:p>
      <text:p text:style-name="P1">29969ms to add the matrices</text:p>
      <text:p text:style-name="P1">839ms to find the most similar genes to the testSet:</text:p>
      <text:p text:style-name="P1">-&gt; 30808ms for the run time calculations</text:p>
      <text:p text:style-name="P18"/>
      <text:p text:style-name="P40">1)</text:p>
      <text:p text:style-name="P17">2ms to read the property file</text:p>
      <text:p text:style-name="P1">13133ms to build query 0</text:p>
      <text:p text:style-name="P1">173696ms to run query 0</text:p>
      <text:p text:style-name="P1">281218ms to find common items 0</text:p>
      <text:p text:style-name="P1">40782ms to store common items 0</text:p>
      <text:p text:style-name="P1">3345ms to count common items 0</text:p>
      <text:p text:style-name="P1">4894ms to normalise matrix 0</text:p>
      <text:p text:style-name="P1">583ms to build query 1</text:p>
      <text:p text:style-name="P1">216836ms to run query 1</text:p>
      <text:p text:style-name="P1">319927ms to find common items 1</text:p>
      <text:p text:style-name="P1">94134ms to store common items 1</text:p>
      <text:p text:style-name="P1">8601ms to count common items 1</text:p>
      <text:p text:style-name="P1">10356ms to normalise matrix 1</text:p>
      <text:p text:style-name="P31">-&gt; 1182014ms to <text:span text:style-name="T20">precalculate </text:span><text:span text:style-name="T24">= 19.7002 min</text:span></text:p>
      <text:p text:style-name="P37">2)</text:p>
      <text:p text:style-name="P36"><text:span text:style-name="T28">1ms to read the property file</text:span></text:p>
      <text:p text:style-name="P3"><text:span text:style-name="T1">7568ms to build query 0</text:span></text:p>
      <text:p text:style-name="P3"><text:span text:style-name="T1">173346ms to run query 0</text:span></text:p>
      <text:p text:style-name="P3"><text:span text:style-name="T1">295863ms to find common items 0</text:span></text:p>
      <text:p text:style-name="P3"><text:span text:style-name="T1">40139ms to store common items 0</text:span></text:p>
      <text:p text:style-name="P3"><text:span text:style-name="T1">2503ms to count common items 0</text:span></text:p>
      <text:p text:style-name="P3"><text:span text:style-name="T1">5581ms to normalise matrix 0</text:span></text:p>
      <text:p text:style-name="P3"><text:span text:style-name="T1">851ms to build query 1</text:span></text:p>
      <text:p text:style-name="P3"><text:span text:style-name="T1">206218ms to run query 1</text:span></text:p>
      <text:p text:style-name="P3"><text:span text:style-name="T1">367645ms to find common items 1</text:span></text:p>
      <text:p text:style-name="P3"><text:span text:style-name="T1">93002ms to store common items 1</text:span></text:p>
      <text:p text:style-name="P3"><text:span text:style-name="T1">7871ms to count common items 1</text:span></text:p>
      <text:p text:style-name="P3"><text:span text:style-name="T1">9591ms to normalise matrix 1</text:span></text:p>
      <text:p text:style-name="P39"><text:span text:style-name="T1">-&gt; 1224100ms to </text:span><text:span text:style-name="T5">precalculate </text:span><text:span text:style-name="T18">= 20.4016666667 min</text:span></text:p>
      <text:p text:style-name="P31"><text:span text:style-name="T24"/></text:p>
      <text:p text:style-name="P18"/>
      <text:p text:style-name="P18"/>
      <text:p text:style-name="P18">15ms to read the property file</text:p>
      <text:p text:style-name="P1">15240ms to add the matrices</text:p>
      <text:p text:style-name="P1">51377ms to add the matrices</text:p>
      <text:p text:style-name="P1">1537ms to find the most similar genes to the testSet</text:p>
      <text:p text:style-name="P1">-&gt; 52915ms for the run time calculations</text:p>
      <text:p text:style-name="P18">15ms to read the property file</text:p>
      <text:p text:style-name="P1">15240ms to add the matrices</text:p>
      <text:p text:style-name="P1">51377ms to add the matrices</text:p>
      <text:p text:style-name="P1">1537ms to find the most similar genes to the testSet</text:p>
      <text:p text:style-name="P1">-&gt; 52915ms for the run time calculations</text:p>
      <text:p text:style-name="P18"/>
      <text:p text:style-name="P18"><text:span text:style-name="T26">4ms to read the property file</text:span></text:p>
      <text:p text:style-name="P3"><text:span text:style-name="T1">8878ms to add the matrices</text:span></text:p>
      <text:p text:style-name="P3"><text:span text:style-name="T1">30963ms to add the matrices</text:span></text:p>
      <text:p text:style-name="P3"><text:span text:style-name="T1">723ms to find the most similar genes to the testSet</text:span></text:p>
      <text:p text:style-name="P3"><text:span text:style-name="T1">-&gt; 31686ms for the run time calculations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ma </meta:initial-creator>
    <meta:creation-date>2014-02-25T11:13:15.721255712</meta:creation-date>
    <dc:date>2014-03-03T15:11:54.206136703</dc:date>
    <dc:creator>Selma </dc:creator>
    <meta:editing-duration>P5DT2H37M26S</meta:editing-duration>
    <meta:editing-cycles>11</meta:editing-cycles>
    <meta:generator>LibreOffice/4.1.3.2$Linux_X86_64 LibreOffice_project/410m0$Build-2</meta:generator>
    <meta:document-statistic meta:table-count="0" meta:image-count="0" meta:object-count="0" meta:page-count="4" meta:paragraph-count="148" meta:word-count="856" meta:character-count="4546" meta:non-whitespace-character-count="3836"/>
  </office:meta>
</office:document-meta>
</file>